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6000001E6F249532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109cm" svg:height="13.6cm" svg:x="-0.65cm" svg:y="0cm">
          <draw:image xlink:href="Pictures/1000000000000316000001E6F249532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1:46:56.978000000</dc:date>
    <meta:editing-duration>PT3H11M39S</meta:editing-duration>
    <meta:editing-cycles>44</meta:editing-cycles>
    <meta:generator>LibreOffice/4.3.2.2$Windows_x86 LibreOffice_project/edfb5295ba211bd31ad47d0bad0118690f76407d</meta:generator>
    <meta:document-statistic meta:object-count="1"/>
  </office:meta>
</office:document-meta>
</file>